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ubtitle">
      <style:text-properties fo:language="de" fo:country="DE"/>
    </style:style>
    <style:style style:name="P3" style:family="paragraph" style:parent-style-name="Title">
      <style:text-properties fo:language="de" fo:country="DE"/>
    </style:style>
    <style:style style:name="P4" style:family="paragraph" style:parent-style-name="Heading_20_1">
      <style:text-properties fo:language="de" fo:country="DE"/>
    </style:style>
    <style:style style:name="P5" style:family="paragraph" style:parent-style-name="Heading_20_1">
      <style:text-properties fo:language="de" fo:country="DE" fo:background-color="#ffffff"/>
    </style:style>
    <style:style style:name="P6" style:family="paragraph" style:parent-style-name="Contents_20_Heading">
      <style:text-properties fo:language="de" fo:country="DE"/>
    </style:style>
    <style:style style:name="P7" style:family="paragraph" style:parent-style-name="Footer">
      <style:text-properties fo:language="de" fo:country="DE"/>
    </style:style>
    <style:style style:name="P8" style:family="paragraph" style:parent-style-name="Header">
      <style:text-properties fo:language="de" fo:country="DE"/>
    </style:style>
    <style:style style:name="P9" style:family="paragraph" style:parent-style-name="Text_20_body">
      <style:text-properties fo:language="de" fo:country="DE" fo:background-color="#ffffff"/>
    </style:style>
    <style:style style:name="P10" style:family="paragraph" style:parent-style-name="Text_20_body">
      <style:paragraph-properties fo:text-align="justify" style:justify-single-word="false"/>
      <style:text-properties fo:language="de" fo:country="DE" fo:background-color="#ffffff"/>
    </style:style>
    <style:style style:name="T1" style:family="text">
      <style:text-properties fo:language="de" fo:country="DE"/>
    </style:style>
    <style:style style:name="T2" style:family="text">
      <style:text-properties fo:background-color="#ffffff"/>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reference-mark-start text:name="Aufgabe"/>Aufgabe 4: Würfelglück<text:reference-mark-end text:name="Aufgabe"/></text:p>
      <text:p text:style-name="P2">Team-ID: 00070</text:p>
      <text:p text:style-name="P2">Team: Gaußgamz</text:p>
      <text:p text:style-name="P2">Bearbeiter/-innen dieser Aufgabe:<text:line-break/>Manuel Pielka, Benedict Weis, Tina Balaban, Sinan Ayhan</text:p>
      <text:p text:style-name="P2"><text:date style:data-style-name="N81" text:date-value="2021-10-26T11:45:25.22" text:fixed="true">26. Okto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haltsverzeichnis</text:p>
          </text:index-title>
          <text:p text:style-name="P1"><text:a xlink:type="simple" xlink:href="#__RefHeading___Toc2232_4178761632" text:style-name="Index_20_Link" text:visited-style-name="Index_20_Link"><text:span text:style-name="T1">Lösungsidee<text:tab/>1</text:span></text:a></text:p>
          <text:p text:style-name="P1"><text:a xlink:type="simple" xlink:href="#__RefHeading___Toc2234_4178761632" text:style-name="Index_20_Link" text:visited-style-name="Index_20_Link"><text:span text:style-name="T1">Umsetzung<text:tab/>1</text:span></text:a></text:p>
          <text:p text:style-name="P1"><text:a xlink:type="simple" xlink:href="#__RefHeading___Toc2236_4178761632" text:style-name="Index_20_Link" text:visited-style-name="Index_20_Link"><text:span text:style-name="T1">Beispiele<text:tab/>1</text:span></text:a></text:p>
          <text:p text:style-name="P1"><text:a xlink:type="simple" xlink:href="#__RefHeading___Toc2238_4178761632" text:style-name="Index_20_Link" text:visited-style-name="Index_20_Link"><text:span text:style-name="T1">Quellcode<text:tab/>1</text:span></text:a></text:p>
        </text:index-body>
      </text:table-of-content>
      <text:h text:style-name="P4" text:outline-level="1"><text:bookmark-start text:name="__RefHeading___Toc2232_4178761632"/>Lösungsidee<text:bookmark-end text:name="__RefHeading___Toc2232_4178761632"/></text:h>
      <text:p text:style-name="P10">Das Programm soll aus einer vorgegebenen Liste von Würfeln einen Würfel bestimmen, welcher sich am besten für das Gewinnen des Spiels “Mensch ärgere dich nicht” eignet. Dafür werden mehrere Partien des Spiels simuliert, wobei jeder Würfel gegen jeden antritt, um so zu vergleichen, welcher am meisten gewinnt.</text:p>
      <text:h text:style-name="P4" text:outline-level="1"><text:bookmark-start text:name="__RefHeading___Toc2234_4178761632"/><text:span text:style-name="T2">Umsetz</text:span>ung<text:bookmark-end text:name="__RefHeading___Toc2234_4178761632"/></text:h>
      <text:p text:style-name="P10">Um eine Spielsimulation durchführen zu können, gibt es die Klasse “Player”, welche die Grundmechaniken von “Mensch ärgere dich nicht” ausführt, Würfel ohne und nur mit Sechsen aussortiert, da es mit diesen Würfeln nicht möglich ist das Spiel zu gewinnen, und Gewinner bestimmt. Die Spieler spielen hierbei nicht auf dem selben Spielbrett, sondern auf ihrem eigenen. Um zu überprüfen, ob ein Spieler seinen Gegner geschlagen hat, werden ihre Positionen mit der Variable “delta” verglichen. Eine Spielsimulation besteht aus zwei Runden, in der ersten fängt einer der Spieler an, in der zweiten der Andere.</text:p>
      <text:p text:style-name="P10">In der Klasse “App” werden die Spieler bzw. die Würfel ihren Gegnern zugeordnet und die Ergebnisse, also die Anzahl gewonnener Partien, der einzelnen Würfel in einem Array gesammelt und bei Spielende ausgegeben, sowie der Würfel, der am besten abgeschnitten hat.</text:p>
      <text:p text:style-name="P10"/>
      <text:h text:style-name="P5" text:outline-level="1"><text:bookmark-start text:name="__RefHeading___Toc2236_4178761632"/><text:soft-page-break/>Beispiele<text:bookmark-end text:name="__RefHeading___Toc2236_4178761632"/></text:h>
      <text:p text:style-name="P9">Nehmen wir die Daten von wuerfel0.txt als Beispiel:</text:p>
      <text:p text:style-name="P9">Das Programm ordnet Spieler 1 den ersten Würfel aus der Liste zu und Spieler 2 den zweiten Würfel. Der erste Würfel hat die Augenzahlen 1,2,3,4,5 und 6, der zweite hat 1,1,1,6,6,6.</text:p>
      <text:p text:style-name="P9">Nun werden 500 Spielsimulationen ausgeführt, also insgesamt 1000 Partien. Die Anzahl der gewonnenen Partien jedes Würfels werden </text:p>
      <text:h text:style-name="P5" text:outline-level="1"><text:bookmark-start text:name="__RefHeading___Toc2238_4178761632"/>Quellcode<text:bookmark-end text:name="__RefHeading___Toc2238_4178761632"/></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loext:contextual-spacing="false"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header>
        <text:p text:style-name="MP1"><text:reference-ref text:reference-format="text" text:ref-name="Aufgabe">Aufgabe 4: Würfelglück</text:reference-ref><text:tab/><text:tab/>Team-ID: <text:reference-ref text:reference-format="text" text:ref-name="TeamId">Fehler: Referenz nicht gefunden</text:reference-ref></text:p>
      </style:header>
      <style:footer>
        <text:p text:style-name="MP2"><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26T11:45:26.34</meta:creation-date>
    <meta:editing-duration>PT2H10M13S</meta:editing-duration>
    <meta:editing-cycles>19</meta:editing-cycles>
    <meta:generator>OpenOffice/4.1.9$Win32 OpenOffice.org_project/419m1$Build-9805</meta:generator>
    <dc:date>2021-10-28T08:53:57.41</dc:date>
    <meta:document-statistic meta:table-count="0" meta:image-count="0" meta:object-count="0" meta:page-count="2" meta:paragraph-count="22" meta:word-count="278" meta:character-count="1859"/>
  </office:meta>
</office:document-meta>
</file>